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style:text-underline-style="none" fo:font-weight="normal" officeooo:rsid="00154f77" officeooo:paragraph-rsid="00154f77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style:text-underline-style="none" fo:font-weight="normal" officeooo:rsid="00154f77" officeooo:paragraph-rsid="00154f77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164fbd" officeooo:paragraph-rsid="00164fbd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16ec28" officeooo:paragraph-rsid="0016ec2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4pt" style:text-underline-style="none" fo:font-weight="bold" officeooo:rsid="00154f77" officeooo:paragraph-rsid="00154f77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style:text-underline-style="none" fo:font-weight="bold" officeooo:rsid="00154f77" officeooo:paragraph-rsid="00154f77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style:text-underline-style="none" fo:font-weight="bold" officeooo:rsid="0016ec28" officeooo:paragraph-rsid="0016ec28" style:font-size-asian="12.25pt" style:font-weight-asian="bold" style:font-size-complex="14pt" style:font-weight-complex="bold"/>
    </style:style>
    <style:style style:name="T1" style:family="text">
      <style:text-properties officeooo:rsid="00164fb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94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2692804" text:style-name="L1">
        <text:list-item>
          <text:p text:style-name="P5">12.1:</text:p>
          <text:list>
            <text:list-item>
              <text:p text:style-name="P1">Hablaría con él para hacerle entrar en razón de que esa actitud no es la adecuada.</text:p>
            </text:list-item>
            <text:list-item>
              <text:p text:style-name="P1">Intentaría sentarme con él e intentar comprender porque actúa así e intentaría ayudarle.</text:p>
            </text:list-item>
            <text:list-item>
              <text:p text:style-name="P1">Le interrumpiría diciendole que debe esperar a que la otra persona termine.</text:p>
            </text:list-item>
            <text:list-item>
              <text:p text:style-name="P1">No le doy mucha importancia, seguramente esa persona tenga bastantes carencias y sería mejor que lo tratase un especialista.</text:p>
            </text:list-item>
            <text:list-item>
              <text:p text:style-name="P1">Le ayudaría si se deja.</text:p>
            </text:list-item>
            <text:list-item>
              <text:p text:style-name="P1">Le diría que no está bien lo que hace, pero no le daría mucha importancia.</text:p>
            </text:list-item>
          </text:list>
        </text:list-item>
        <text:list-item>
          <text:p text:style-name="P6">12.2</text:p>
          <text:list>
            <text:list-item>
              <text:p text:style-name="P2">Conflicto <text:span text:style-name="T1">individual, </text:span>vertical, <text:span text:style-name="T1">jurídico, negativo, agresivo.</text:span></text:p>
            </text:list-item>
            <text:list-item>
              <text:p text:style-name="P3">Conflicto colectivo, vertical, económico, positivo, pacífico.</text:p>
            </text:list-item>
            <text:list-item>
              <text:p text:style-name="P3">Conflicto colectivo, vertical, económico, positivo, pacífico.</text:p>
            </text:list-item>
            <text:list-item>
              <text:p text:style-name="P3">Conflicto individual, horizontal, económico, positivo, pacífico.</text:p>
            </text:list-item>
          </text:list>
        </text:list-item>
        <text:list-item>
          <text:p text:style-name="P7">12.3</text:p>
          <text:list>
            <text:list-item>
              <text:p text:style-name="P4">B: <text:span text:style-name="T3">Intereses.</text:span></text:p>
            </text:list-item>
            <text:list-item>
              <text:p text:style-name="P4">C: <text:span text:style-name="T3">Actitud.</text:span></text:p>
            </text:list-item>
            <text:list-item>
              <text:p text:style-name="P4">D: <text:span text:style-name="T3">Intereses.</text:span></text:p>
            </text:list-item>
            <text:list-item>
              <text:p text:style-name="P4">E: <text:span text:style-name="T3">Enfrentamientos personales.</text:span></text:p>
            </text:list-item>
            <text:list-item>
              <text:p text:style-name="P4">F: <text:span text:style-name="T3">Actitud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6:17:42.290000000</meta:creation-date>
    <dc:date>2019-02-07T16:44:54.939000000</dc:date>
    <meta:editing-duration>PT16M50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8" meta:word-count="136" meta:character-count="822" meta:non-whitespace-character-count="722"/>
  </office:meta>
</office:document-meta>
</file>